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53e9f" draw:fill-color="#753e9f" draw:textarea-horizontal-align="justify" draw:textarea-vertical-align="middle" draw:auto-grow-height="false" fo:min-height="2.687cm" fo:min-width="2.294cm"/>
    </style:style>
    <style:style style:name="gr2" style:family="graphic" style:parent-style-name="standard">
      <style:graphic-properties svg:stroke-color="#92c3e2" draw:fill-color="#92c3e2" draw:textarea-horizontal-align="justify" draw:textarea-vertical-align="middle" draw:auto-grow-height="false" fo:min-height="2.557cm" fo:min-width="2.106cm"/>
    </style:style>
    <style:style style:name="gr3" style:family="graphic" style:parent-style-name="standard">
      <style:graphic-properties svg:stroke-color="#749ae4" draw:fill-color="#749ae4" draw:textarea-horizontal-align="justify" draw:textarea-vertical-align="middle" draw:auto-grow-height="false" fo:min-height="2.558cm" fo:min-width="2.108cm"/>
    </style:style>
    <style:style style:name="gr4" style:family="graphic" style:parent-style-name="standard">
      <style:graphic-properties svg:stroke-color="#7679da" draw:fill-color="#7679da" draw:textarea-horizontal-align="justify" draw:textarea-vertical-align="middle" draw:auto-grow-height="false" fo:min-height="2.557cm" fo:min-width="2.106cm"/>
    </style:style>
    <style:style style:name="gr5" style:family="graphic" style:parent-style-name="standard">
      <style:graphic-properties svg:stroke-color="#92c3e2" draw:fill-color="#92c3e2" draw:textarea-horizontal-align="justify" draw:textarea-vertical-align="middle" draw:auto-grow-height="false" fo:min-height="2.089cm" fo:min-width="0cm"/>
    </style:style>
    <style:style style:name="gr6" style:family="graphic" style:parent-style-name="standard">
      <style:graphic-properties svg:stroke-color="#749ae4" draw:fill-color="#749ae4" draw:textarea-horizontal-align="justify" draw:textarea-vertical-align="middle" draw:auto-grow-height="false" fo:min-height="2.089cm" fo:min-width="0cm"/>
    </style:style>
    <style:style style:name="gr7" style:family="graphic" style:parent-style-name="standard">
      <style:graphic-properties svg:stroke-color="#7679da" draw:fill-color="#7679da" draw:textarea-horizontal-align="justify" draw:textarea-vertical-align="middle" draw:auto-grow-height="false" fo:min-height="2.089cm" fo:min-width="0cm"/>
    </style:style>
    <style:style style:name="gr8" style:family="graphic" style:parent-style-name="standard">
      <style:graphic-properties svg:stroke-color="#83b6e3" draw:fill-color="#92c3e2" draw:textarea-horizontal-align="justify" draw:textarea-vertical-align="middle" draw:auto-grow-height="false" fo:min-height="0.658cm" fo:min-width="0.347cm"/>
    </style:style>
    <style:style style:name="gr9" style:family="graphic" style:parent-style-name="standard">
      <style:graphic-properties svg:stroke-color="#749ae4" draw:fill-color="#749ae4" draw:textarea-horizontal-align="justify" draw:textarea-vertical-align="middle" draw:auto-grow-height="false" fo:min-height="0.657cm" fo:min-width="0.347cm"/>
    </style:style>
    <style:style style:name="gr10" style:family="graphic" style:parent-style-name="standard">
      <style:graphic-properties svg:stroke-color="#7679da" draw:fill-color="#7679da" draw:textarea-horizontal-align="justify" draw:textarea-vertical-align="middle" draw:auto-grow-height="false" fo:min-height="0.658cm" fo:min-width="0.347cm"/>
    </style:style>
    <style:style style:name="gr11" style:family="graphic" style:parent-style-name="standard">
      <style:graphic-properties svg:stroke-color="#70318a" draw:fill-color="#70318a" draw:textarea-horizontal-align="justify" draw:textarea-vertical-align="middle" draw:auto-grow-height="false" fo:min-height="0.658cm" fo:min-width="0.347cm"/>
    </style:style>
    <style:style style:name="gr12" style:family="graphic" style:parent-style-name="standard">
      <style:graphic-properties svg:stroke-color="#70318a" draw:fill-color="#70318a" draw:textarea-horizontal-align="justify" draw:textarea-vertical-align="middle" draw:auto-grow-height="false" fo:min-height="0.657cm" fo:min-width="0.3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14" style:family="graphic" style:parent-style-name="standard">
      <style:graphic-properties svg:stroke-color="#b9dae4" draw:fill-color="#b9dae4" draw:textarea-horizontal-align="justify" draw:textarea-vertical-align="middle" draw:auto-grow-height="false" fo:min-height="0.658cm" fo:min-width="0.347cm"/>
    </style:style>
    <style:style style:name="gr15" style:family="graphic" style:parent-style-name="standard">
      <style:graphic-properties svg:stroke-color="#b9dae4" draw:fill-color="#b9dae4" draw:textarea-horizontal-align="justify" draw:textarea-vertical-align="middle" draw:auto-grow-height="false" fo:min-height="0.657cm" fo:min-width="0.347cm"/>
    </style:style>
    <style:style style:name="gr16" style:family="graphic" style:parent-style-name="objectwithoutfill">
      <style:graphic-properties draw:fill="none" draw:fill-color="#92c3e2" draw:textarea-vertical-align="middle"/>
    </style:style>
    <style:style style:name="gr17" style:family="graphic" style:parent-style-name="objectwithoutfill">
      <style:graphic-properties draw:marker-end="Line_20_Arrow" draw:marker-end-width="0.152cm" draw:fill="none" draw:fill-color="#92c3e2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6.92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98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4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2.42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2.92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3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059cm" fo:min-width="2.576cm"/>
    </style:style>
    <style:style style:name="P1" style:family="paragraph">
      <loext:graphic-properties draw:fill-color="#753e9f"/>
      <style:paragraph-properties fo:text-align="center"/>
    </style:style>
    <style:style style:name="P2" style:family="paragraph">
      <loext:graphic-properties draw:fill-color="#92c3e2"/>
      <style:paragraph-properties fo:text-align="center"/>
    </style:style>
    <style:style style:name="P3" style:family="paragraph">
      <loext:graphic-properties draw:fill-color="#749ae4"/>
      <style:paragraph-properties fo:text-align="center"/>
    </style:style>
    <style:style style:name="P4" style:family="paragraph">
      <loext:graphic-properties draw:fill-color="#7679da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70318a"/>
      <style:paragraph-properties fo:text-align="center"/>
      <style:text-properties style:font-name="Source Sans Pro SemiBold" fo:font-size="12pt" style:font-size-asian="12pt" style:font-size-complex="12pt"/>
    </style:style>
    <style:style style:name="P7" style:family="paragraph">
      <loext:graphic-properties draw:fill-color="#70318a"/>
      <style:paragraph-properties fo:text-align="center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none" draw:fill-color="#ffffff"/>
      <style:paragraph-properties fo:margin-top="0cm" fo:margin-bottom="0cm"/>
      <style:text-properties style:font-name="Source Sans Pro SemiBold"/>
    </style:style>
    <style:style style:name="P10" style:family="paragraph">
      <loext:graphic-properties draw:fill-color="#b9dae4"/>
      <style:paragraph-properties fo:text-align="center"/>
      <style:text-properties style:text-position="0% 100%"/>
    </style:style>
    <style:style style:name="P11" style:family="paragraph">
      <loext:graphic-properties draw:fill-color="#b9dae4"/>
      <style:paragraph-properties fo:text-align="center"/>
    </style:style>
    <style:style style:name="P12" style:family="paragraph">
      <loext:graphic-properties draw:fill="none" draw:fill-color="#92c3e2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Source Sans Pro ExtraLight" fo:font-size="150pt" fo:font-weight="normal" style:font-size-asian="150pt" style:font-size-complex="150pt"/>
    </style:style>
    <style:style style:name="P14" style:family="paragraph">
      <loext:graphic-properties draw:fill="none" draw:fill-color="#ffffff"/>
      <style:text-properties style:font-name="Source Sans Pro SemiBold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  <style:text-properties style:font-name="Source Sans Pro SemiBold" fo:font-size="12pt" style:font-size-asian="12pt" style:font-size-complex="12pt"/>
    </style:style>
    <style:style style:name="T1" style:family="text">
      <style:text-properties style:font-name="Source Sans Pro SemiBold" fo:font-size="12pt" style:font-size-asian="12pt" style:font-size-complex="12pt"/>
    </style:style>
    <style:style style:name="T2" style:family="text">
      <style:text-properties style:text-position="-33% 58%" style:font-name="Source Sans Pro SemiBold" fo:font-size="12pt" style:font-size-asian="12pt" style:font-size-complex="12pt"/>
    </style:style>
    <style:style style:name="T3" style:family="text">
      <style:text-properties style:font-name="Source Sans Pro SemiBold"/>
    </style:style>
    <style:style style:name="T4" style:family="text">
      <style:text-properties style:text-position="0% 100%" style:font-name="Source Sans Pro SemiBold" fo:font-size="12pt" style:font-size-asian="12pt" style:font-size-complex="12pt"/>
    </style:style>
    <style:style style:name="T5" style:family="text">
      <style:text-properties style:font-name="Source Sans Pro ExtraLight" fo:font-size="150pt" fo:font-weight="normal" style:font-size-asian="150pt" style:font-size-complex="1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94cm" svg:height="2.937cm" svg:x="1.2cm" svg:y="4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606cm" svg:height="2.807cm" svg:x="8.943cm" svg:y="2.8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2.608cm" svg:height="2.808cm" svg:x="9.263cm" svg:y="4.4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2.606cm" svg:height="2.807cm" svg:x="9.578cm" svg:y="6.1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0.377cm" svg:height="2.339cm" svg:x="15.144cm" svg:y="2.2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9" draw:id="id9" draw:layer="layout" svg:width="0.377cm" svg:height="2.339cm" svg:x="15.144cm" svg:y="4.5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8" draw:id="id8" draw:layer="layout" svg:width="0.377cm" svg:height="2.339cm" svg:x="15.144cm" svg:y="6.8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" draw:id="id2" draw:layer="layout" svg:width="1.197cm" svg:height="1.284cm" svg:x="6.007cm" svg:y="3.579cm">
          <text:p text:style-name="P5"><text:span text:style-name="T1">AN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3" draw:id="id3" draw:layer="layout" svg:width="1.197cm" svg:height="1.281cm" svg:x="6.007cm" svg:y="5.167cm">
          <text:p text:style-name="P5"><text:span text:style-name="T1">AN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4" draw:id="id4" draw:layer="layout" svg:width="1.197cm" svg:height="1.284cm" svg:x="6.007cm" svg:y="6.864cm">
          <text:p text:style-name="P5"><text:span text:style-name="T1">AN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11" draw:id="id11" draw:layer="layout" svg:width="1.197cm" svg:height="1.284cm" svg:x="18.607cm" svg:y="2.979cm">
          <text:p text:style-name="P5"><text:span text:style-name="T1">AN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12" draw:id="id12" draw:layer="layout" svg:width="1.197cm" svg:height="1.281cm" svg:x="18.607cm" svg:y="4.567cm">
          <text:p text:style-name="P5"><text:span text:style-name="T1">AN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13" draw:id="id13" draw:layer="layout" svg:width="1.197cm" svg:height="1.284cm" svg:x="18.607cm" svg:y="7.164cm">
          <text:p text:style-name="P5"><text:span text:style-name="T1">AN</text:span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3" draw:text-style-name="P9" draw:layer="layout" svg:width="0.295cm" svg:height="1.052cm" svg:x="19.057cm" svg:y="5.578cm">
            <draw:text-box>
              <text:p text:style-name="P8"><text:span text:style-name="T3">.</text:span></text:p>
            </draw:text-box>
          </draw:frame>
          <draw:frame draw:style-name="gr13" draw:text-style-name="P9" draw:layer="layout" svg:width="0.295cm" svg:height="1.052cm" svg:x="19.058cm" svg:y="5.778cm">
            <draw:text-box>
              <text:p text:style-name="P8"><text:span text:style-name="T3">.</text:span></text:p>
            </draw:text-box>
          </draw:frame>
          <draw:frame draw:style-name="gr13" draw:text-style-name="P9" draw:layer="layout" svg:width="0.295cm" svg:height="1.052cm" svg:x="19.059cm" svg:y="5.978cm">
            <draw:text-box>
              <text:p text:style-name="P8"><text:span text:style-name="T3">.</text:span></text:p>
            </draw:text-box>
          </draw:frame>
        </draw:g>
        <draw:custom-shape draw:style-name="gr14" draw:text-style-name="P10" xml:id="id14" draw:id="id14" draw:layer="layout" svg:width="1.197cm" svg:height="1.284cm" svg:x="21.707cm" svg:y="2.979cm">
          <text:p text:style-name="P5"><text:span text:style-name="T4">O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15" draw:id="id15" draw:layer="layout" svg:width="1.197cm" svg:height="1.281cm" svg:x="21.707cm" svg:y="4.567cm">
          <text:p text:style-name="P5"><text:span text:style-name="T4">O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16" draw:id="id16" draw:layer="layout" svg:width="1.197cm" svg:height="1.284cm" svg:x="21.707cm" svg:y="7.164cm">
          <text:p text:style-name="P5"><text:span text:style-name="T4">O</text:span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3" draw:text-style-name="P9" draw:layer="layout" svg:width="0.295cm" svg:height="1.052cm" svg:x="22.157cm" svg:y="5.578cm">
            <draw:text-box>
              <text:p text:style-name="P8"><text:span text:style-name="T3">.</text:span></text:p>
            </draw:text-box>
          </draw:frame>
          <draw:frame draw:style-name="gr13" draw:text-style-name="P9" draw:layer="layout" svg:width="0.295cm" svg:height="1.052cm" svg:x="22.158cm" svg:y="5.778cm">
            <draw:text-box>
              <text:p text:style-name="P8"><text:span text:style-name="T3">.</text:span></text:p>
            </draw:text-box>
          </draw:frame>
          <draw:frame draw:style-name="gr13" draw:text-style-name="P9" draw:layer="layout" svg:width="0.295cm" svg:height="1.052cm" svg:x="22.159cm" svg:y="5.978cm">
            <draw:text-box>
              <text:p text:style-name="P8"><text:span text:style-name="T3">.</text:span></text:p>
            </draw:text-box>
          </draw:frame>
        </draw:g>
        <draw:connector draw:style-name="gr16" draw:text-style-name="P12" draw:layer="layout" draw:type="line" svg:x1="2.597cm" svg:y1="4.245cm" svg:x2="2.597cm" svg:y2="4.245cm" draw:start-shape="id1" draw:end-shape="id1" svg:d="M2597 4245z" svg:viewBox="0 0 1 1">
          <text:p/>
        </draw:connector>
        <draw:connector draw:style-name="gr17" draw:text-style-name="P12" draw:layer="layout" draw:type="line" svg:x1="3.994cm" svg:y1="5.713cm" svg:x2="6.007cm" svg:y2="4.221cm" draw:start-shape="id1" draw:start-glue-point="1" draw:end-shape="id2" draw:end-glue-point="6" svg:d="M3994 5713l2013-1492" svg:viewBox="0 0 2014 1493">
          <text:p/>
        </draw:connector>
        <draw:connector draw:style-name="gr17" draw:text-style-name="P12" draw:layer="layout" draw:type="line" svg:x1="3.996cm" svg:y1="5.711cm" svg:x2="6.007cm" svg:y2="5.808cm" draw:end-shape="id3" draw:end-glue-point="6" svg:d="M3996 5711l2011 97" svg:viewBox="0 0 2012 98">
          <text:p/>
        </draw:connector>
        <draw:connector draw:style-name="gr17" draw:text-style-name="P12" draw:layer="layout" draw:type="line" svg:x1="3.996cm" svg:y1="5.711cm" svg:x2="6.007cm" svg:y2="7.506cm" draw:end-shape="id4" draw:end-glue-point="6" svg:d="M3996 5711l2011 1795" svg:viewBox="0 0 2012 1796">
          <text:p/>
        </draw:connector>
        <draw:connector draw:style-name="gr17" draw:text-style-name="P12" draw:layer="layout" draw:type="line" svg:x1="7.204cm" svg:y1="4.221cm" svg:x2="8.943cm" svg:y2="4.232cm" draw:start-shape="id2" draw:start-glue-point="10" draw:end-shape="id5" draw:end-glue-point="3" svg:d="M7204 4221l1739 11" svg:viewBox="0 0 1740 12">
          <text:p/>
        </draw:connector>
        <draw:connector draw:style-name="gr17" draw:text-style-name="P12" draw:layer="layout" draw:type="line" svg:x1="7.204cm" svg:y1="5.808cm" svg:x2="9.263cm" svg:y2="5.808cm" draw:start-shape="id3" draw:start-glue-point="10" draw:end-shape="id6" svg:d="M7204 5808h2059" svg:viewBox="0 0 2060 1">
          <text:p/>
        </draw:connector>
        <draw:connector draw:style-name="gr17" draw:text-style-name="P12" draw:layer="layout" draw:type="line" svg:x1="7.204cm" svg:y1="7.506cm" svg:x2="9.578cm" svg:y2="7.508cm" draw:start-shape="id4" draw:start-glue-point="10" draw:end-shape="id7" draw:end-glue-point="3" svg:d="M7204 7506l2374 2" svg:viewBox="0 0 2375 3">
          <text:p/>
        </draw:connector>
        <draw:connector draw:style-name="gr17" draw:text-style-name="P12" draw:layer="layout" draw:type="line" svg:x1="12.184cm" svg:y1="7.508cm" svg:x2="15.144cm" svg:y2="8.052cm" draw:start-shape="id7" draw:start-glue-point="1" draw:end-shape="id8" draw:end-glue-point="3" svg:d="M12184 7508l2960 544" svg:viewBox="0 0 2961 545">
          <text:p/>
        </draw:connector>
        <draw:connector draw:style-name="gr17" draw:text-style-name="P12" draw:layer="layout" draw:type="line" svg:x1="11.871cm" svg:y1="5.808cm" svg:x2="15.144cm" svg:y2="5.713cm" draw:start-shape="id6" draw:start-glue-point="1" draw:end-shape="id9" draw:end-glue-point="3" svg:d="M11871 5808l3273-95" svg:viewBox="0 0 3274 96">
          <text:p/>
        </draw:connector>
        <draw:connector draw:style-name="gr17" draw:text-style-name="P12" draw:layer="layout" draw:type="line" svg:x1="11.549cm" svg:y1="4.232cm" svg:x2="15.144cm" svg:y2="3.374cm" draw:start-shape="id5" draw:start-glue-point="1" draw:end-shape="id10" draw:end-glue-point="3" svg:d="M11549 4232l3595-858" svg:viewBox="0 0 3596 859">
          <text:p/>
        </draw:connector>
        <draw:frame draw:style-name="gr18" draw:text-style-name="P13" draw:layer="layout" svg:width="1.27cm" svg:height="7.171cm" svg:x="15.551cm" svg:y="1.824cm">
          <draw:text-box>
            <text:p text:style-name="P5"><text:span text:style-name="T5">}</text:span></text:p>
          </draw:text-box>
        </draw:frame>
        <draw:connector draw:style-name="gr17" draw:text-style-name="P12" draw:layer="layout" draw:type="line" svg:x1="17.096cm" svg:y1="5.82cm" svg:x2="18.607cm" svg:y2="3.621cm" draw:end-shape="id11" draw:end-glue-point="6" svg:d="M17096 5820l1511-2199" svg:viewBox="0 0 1512 2200">
          <text:p/>
        </draw:connector>
        <draw:connector draw:style-name="gr17" draw:text-style-name="P12" draw:layer="layout" draw:type="line" svg:x1="17.1cm" svg:y1="5.82cm" svg:x2="18.607cm" svg:y2="5.208cm" draw:end-shape="id12" draw:end-glue-point="6" svg:d="M17100 5820l1507-612" svg:viewBox="0 0 1508 613">
          <text:p/>
        </draw:connector>
        <draw:connector draw:style-name="gr17" draw:text-style-name="P12" draw:layer="layout" draw:type="line" svg:x1="17.101cm" svg:y1="5.816cm" svg:x2="18.607cm" svg:y2="7.806cm" draw:end-shape="id13" draw:end-glue-point="6" svg:d="M17101 5816l1506 1990" svg:viewBox="0 0 1507 1991">
          <text:p/>
        </draw:connector>
        <draw:connector draw:style-name="gr17" draw:text-style-name="P12" draw:layer="layout" draw:type="line" svg:x1="19.804cm" svg:y1="3.621cm" svg:x2="21.707cm" svg:y2="3.621cm" draw:start-shape="id11" draw:start-glue-point="10" draw:end-shape="id14" draw:end-glue-point="6" svg:d="M19804 3621h1903" svg:viewBox="0 0 1904 1">
          <text:p/>
        </draw:connector>
        <draw:connector draw:style-name="gr17" draw:text-style-name="P12" draw:layer="layout" draw:type="line" svg:x1="19.804cm" svg:y1="5.208cm" svg:x2="21.707cm" svg:y2="5.208cm" draw:start-shape="id12" draw:start-glue-point="10" draw:end-shape="id15" draw:end-glue-point="6" svg:d="M19804 5208h1903" svg:viewBox="0 0 1904 1">
          <text:p/>
        </draw:connector>
        <draw:connector draw:style-name="gr17" draw:text-style-name="P12" draw:layer="layout" draw:type="line" svg:x1="19.804cm" svg:y1="7.806cm" svg:x2="21.707cm" svg:y2="7.806cm" draw:start-shape="id13" draw:start-glue-point="10" draw:end-shape="id16" draw:end-glue-point="6" svg:d="M19804 7806h1903" svg:viewBox="0 0 1904 1">
          <text:p/>
        </draw:connector>
        <draw:frame draw:style-name="gr19" draw:text-style-name="P14" draw:layer="layout" svg:width="1.484cm" svg:height="0.78cm" svg:x="1.581cm" svg:y="1.101cm">
          <draw:text-box>
            <text:p><text:span text:style-name="T1">Input</text:span></text:p>
          </draw:text-box>
        </draw:frame>
        <draw:frame draw:style-name="gr20" draw:text-style-name="P14" draw:layer="layout" svg:width="2.923cm" svg:height="0.78cm" svg:x="8.981cm" svg:y="1.101cm">
          <draw:text-box>
            <text:p><text:span text:style-name="T1">Feature Maps</text:span></text:p>
          </draw:text-box>
        </draw:frame>
        <draw:frame draw:style-name="gr21" draw:text-style-name="P15" draw:layer="layout" svg:width="2.923cm" svg:height="1.309cm" svg:x="13.773cm" svg:y="0.837cm">
          <draw:text-box>
            <text:p text:style-name="P5"><text:span text:style-name="T1">Flattened</text:span></text:p>
            <text:p text:style-name="P5"><text:span text:style-name="T1">Feature Maps</text:span></text:p>
          </draw:text-box>
        </draw:frame>
        <draw:frame draw:style-name="gr22" draw:text-style-name="P15" draw:layer="layout" svg:width="3.427cm" svg:height="1.309cm" svg:x="17.585cm" svg:y="0.837cm">
          <draw:text-box>
            <text:p text:style-name="P5"><text:span text:style-name="T1">Fully Connected</text:span></text:p>
            <text:p text:style-name="P5"><text:span text:style-name="T1">Layer</text:span></text:p>
          </draw:text-box>
        </draw:frame>
        <draw:frame draw:style-name="gr23" draw:text-style-name="P14" draw:layer="layout" svg:width="1.802cm" svg:height="0.78cm" svg:x="21.482cm" svg:y="1.101cm">
          <draw:text-box>
            <text:p><text:span text:style-name="T1">Output</text:span></text:p>
          </draw:text-box>
        </draw:frame>
        <draw:frame draw:style-name="gr24" draw:text-style-name="P15" draw:layer="layout" svg:width="3.076cm" svg:height="1.309cm" svg:x="5.082cm" svg:y="0.837cm">
          <draw:text-box>
            <text:p text:style-name="P5"><text:span text:style-name="T1">Convolutional</text:span></text:p>
            <text:p text:style-name="P5"><text:span text:style-name="T1">Lay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13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2T13:54:35.161411255</meta:creation-date>
    <dc:date>2019-01-29T12:20:06.603948789</dc:date>
    <meta:editing-duration>PT41M7S</meta:editing-duration>
    <meta:editing-cycles>6</meta:editing-cycles>
    <meta:generator>LibreOffice/5.1.6.2$Linux_X86_64 LibreOffice_project/10m0$Build-2</meta:generator>
    <meta:document-statistic meta:object-count="47"/>
  </office:meta>
</office:document-meta>
</file>